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55cm" fo:min-width="3.8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1.423cm"/>
    </style:style>
    <style:style style:name="gr5" style:family="graphic" style:parent-style-name="standard">
      <style:graphic-properties draw:stroke="none" svg:stroke-color="#000000" draw:fill="none" draw:fill-color="#ffffff" fo:min-height="2.05cm"/>
    </style:style>
    <style:style style:name="gr6" style:family="graphic" style:parent-style-name="standard">
      <style:graphic-properties draw:textarea-horizontal-align="justify" draw:textarea-vertical-align="middle" draw:auto-grow-height="false" fo:min-height="11.55cm" fo:min-width="3cm"/>
    </style:style>
    <style:style style:name="gr7" style:family="graphic" style:parent-style-name="standard">
      <style:graphic-properties draw:stroke="none" svg:stroke-color="#000000" draw:fill="none" draw:fill-color="#ffffff" fo:min-height="0.7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4.3cm" svg:height="3.8cm" svg:x="11.8cm" svg:y="10.8cm">
          <text:p/>
          <draw:enhanced-geometry svg:viewBox="0 0 21600 21600" draw:type="rectangle" draw:enhanced-path="M 0 0 L 21600 0 21600 21600 0 21600 0 0 Z N"/>
        </draw:custom-shape>
        <draw:line draw:style-name="gr2" draw:text-style-name="P2" draw:layer="layout" svg:x1="11.8cm" svg:y1="12cm" svg:x2="16.2cm" svg:y2="12cm">
          <text:p/>
        </draw:line>
        <draw:line draw:style-name="gr2" draw:text-style-name="P2" draw:layer="layout" svg:x1="11.8cm" svg:y1="13.4cm" svg:x2="16.1cm" svg:y2="13.4cm">
          <text:p/>
        </draw:line>
        <draw:frame draw:style-name="gr3" draw:text-style-name="P3" draw:layer="layout" svg:width="4.5cm" svg:height="0.962cm" svg:x="11.6cm" svg:y="9.9cm">
          <draw:text-box>
            <text:p>User ID</text:p>
          </draw:text-box>
        </draw:frame>
        <draw:frame draw:style-name="gr3" draw:text-style-name="P3" draw:layer="layout" svg:width="3.5cm" svg:height="0.962cm" svg:x="12.2cm" svg:y="11cm">
          <draw:text-box>
            <text:p>Real ID</text:p>
          </draw:text-box>
        </draw:frame>
        <draw:frame draw:style-name="gr4" draw:text-style-name="P3" draw:layer="layout" svg:width="4.5cm" svg:height="1.673cm" svg:x="12.3cm" svg:y="12.3cm">
          <draw:text-box>
            <text:p>Efficient ID</text:p>
          </draw:text-box>
        </draw:frame>
        <draw:frame draw:style-name="gr4" draw:text-style-name="P3" draw:layer="layout" svg:width="4.5cm" svg:height="1.673cm" svg:x="12.4cm" svg:y="13.527cm">
          <draw:text-box>
            <text:p>Save ID</text:p>
          </draw:text-box>
        </draw:frame>
        <draw:custom-shape draw:style-name="gr1" draw:text-style-name="P1" draw:layer="layout" svg:width="4.3cm" svg:height="3.8cm" svg:x="11.8cm" svg:y="10.8cm">
          <text:p/>
          <draw:enhanced-geometry svg:viewBox="0 0 21600 21600" draw:type="rectangle" draw:enhanced-path="M 0 0 L 21600 0 21600 21600 0 21600 0 0 Z N"/>
        </draw:custom-shape>
        <draw:line draw:style-name="gr2" draw:text-style-name="P2" draw:layer="layout" svg:x1="11.8cm" svg:y1="12cm" svg:x2="16.2cm" svg:y2="12cm">
          <text:p/>
        </draw:line>
        <draw:line draw:style-name="gr2" draw:text-style-name="P2" draw:layer="layout" svg:x1="11.8cm" svg:y1="13.4cm" svg:x2="16.1cm" svg:y2="13.4cm">
          <text:p/>
        </draw:line>
        <draw:frame draw:style-name="gr3" draw:text-style-name="P3" draw:layer="layout" svg:width="4.5cm" svg:height="0.962cm" svg:x="11.6cm" svg:y="9.9cm">
          <draw:text-box>
            <text:p>User ID</text:p>
          </draw:text-box>
        </draw:frame>
        <draw:frame draw:style-name="gr3" draw:text-style-name="P3" draw:layer="layout" svg:width="3.5cm" svg:height="0.962cm" svg:x="12.2cm" svg:y="11cm">
          <draw:text-box>
            <text:p>Real ID</text:p>
          </draw:text-box>
        </draw:frame>
        <draw:frame draw:style-name="gr4" draw:text-style-name="P3" draw:layer="layout" svg:width="4.5cm" svg:height="1.673cm" svg:x="12.3cm" svg:y="12.3cm">
          <draw:text-box>
            <text:p>Efficient ID</text:p>
          </draw:text-box>
        </draw:frame>
        <draw:frame draw:style-name="gr4" draw:text-style-name="P3" draw:layer="layout" svg:width="4.5cm" svg:height="1.673cm" svg:x="12.4cm" svg:y="13.527cm">
          <draw:text-box>
            <text:p>Save ID</text:p>
          </draw:text-box>
        </draw:frame>
        <draw:custom-shape draw:style-name="gr1" draw:text-style-name="P1" draw:layer="layout" svg:width="4.3cm" svg:height="3.8cm" svg:x="11.5cm" svg:y="5.2cm">
          <text:p/>
          <draw:enhanced-geometry svg:viewBox="0 0 21600 21600" draw:type="rectangle" draw:enhanced-path="M 0 0 L 21600 0 21600 21600 0 21600 0 0 Z N"/>
        </draw:custom-shape>
        <draw:line draw:style-name="gr2" draw:text-style-name="P2" draw:layer="layout" svg:x1="11.5cm" svg:y1="6.4cm" svg:x2="15.9cm" svg:y2="6.4cm">
          <text:p/>
        </draw:line>
        <draw:line draw:style-name="gr2" draw:text-style-name="P2" draw:layer="layout" svg:x1="11.5cm" svg:y1="7.8cm" svg:x2="15.8cm" svg:y2="7.8cm">
          <text:p/>
        </draw:line>
        <draw:frame draw:style-name="gr3" draw:text-style-name="P3" draw:layer="layout" svg:width="4.5cm" svg:height="0.962cm" svg:x="11.3cm" svg:y="4.3cm">
          <draw:text-box>
            <text:p>Group ID</text:p>
          </draw:text-box>
        </draw:frame>
        <draw:frame draw:style-name="gr3" draw:text-style-name="P3" draw:layer="layout" svg:width="3.5cm" svg:height="0.962cm" svg:x="11.9cm" svg:y="5.4cm">
          <draw:text-box>
            <text:p>Real ID</text:p>
          </draw:text-box>
        </draw:frame>
        <draw:frame draw:style-name="gr4" draw:text-style-name="P3" draw:layer="layout" svg:width="4.5cm" svg:height="1.673cm" svg:x="12cm" svg:y="6.7cm">
          <draw:text-box>
            <text:p>Efficient ID</text:p>
          </draw:text-box>
        </draw:frame>
        <draw:frame draw:style-name="gr4" draw:text-style-name="P3" draw:layer="layout" svg:width="4.5cm" svg:height="1.673cm" svg:x="12.1cm" svg:y="7.927cm">
          <draw:text-box>
            <text:p>Save ID</text:p>
          </draw:text-box>
        </draw:frame>
        <draw:custom-shape draw:style-name="gr1" draw:text-style-name="P1" draw:layer="layout" svg:width="4.3cm" svg:height="3.8cm" svg:x="11.5cm" svg:y="5.2cm">
          <text:p/>
          <draw:enhanced-geometry svg:viewBox="0 0 21600 21600" draw:type="rectangle" draw:enhanced-path="M 0 0 L 21600 0 21600 21600 0 21600 0 0 Z N"/>
        </draw:custom-shape>
        <draw:line draw:style-name="gr2" draw:text-style-name="P2" draw:layer="layout" svg:x1="11.5cm" svg:y1="6.4cm" svg:x2="15.9cm" svg:y2="6.4cm">
          <text:p/>
        </draw:line>
        <draw:line draw:style-name="gr2" draw:text-style-name="P2" draw:layer="layout" svg:x1="11.5cm" svg:y1="7.8cm" svg:x2="15.8cm" svg:y2="7.8cm">
          <text:p/>
        </draw:line>
        <draw:frame draw:style-name="gr3" draw:text-style-name="P3" draw:layer="layout" svg:width="3.5cm" svg:height="0.962cm" svg:x="11.9cm" svg:y="5.4cm">
          <draw:text-box>
            <text:p>Real ID</text:p>
          </draw:text-box>
        </draw:frame>
        <draw:frame draw:style-name="gr4" draw:text-style-name="P3" draw:layer="layout" svg:width="4.5cm" svg:height="1.673cm" svg:x="12cm" svg:y="6.7cm">
          <draw:text-box>
            <text:p>Efficient ID</text:p>
          </draw:text-box>
        </draw:frame>
        <draw:frame draw:style-name="gr4" draw:text-style-name="P3" draw:layer="layout" svg:width="4.5cm" svg:height="1.673cm" svg:x="12.1cm" svg:y="7.927cm">
          <draw:text-box>
            <text:p>Save ID</text:p>
          </draw:text-box>
        </draw:frame>
        <draw:path draw:style-name="gr2" draw:text-style-name="P2" draw:layer="layout" svg:width="20.344cm" svg:height="19.261cm" draw:transform="rotate (-2.29004651154176) translate (24.2071194243002cm 10.0479880906031cm)" svg:viewBox="0 0 20345 19262" svg:d="M6608 19262c530-27 1075-72 1570-296 682-308 1471-333 2143-658 1144-551 2510-659 3431-1597 443-453 859-938 1363-1335 426-336 865-651 1268-1016 314-285 630-564 1002-783 385-228 705-552 1032-858 414-387 832-782 1157-1248 267-384 490-775 633-1258 163-550 157-1061 105-1593-64-661-281-1307-521-1934-286-749-724-1416-1162-2077-432-652-994-1193-1481-1798-415-514-825-1072-1487-1324-503-192-824-742-1342-888-635-180-1212-446-1865-524-894-107-1812-113-2705 71-779 159-1387 616-2064 963-747 382-1337 1018-2046 1464-777 487-1461 1082-2160 1657-577 474-1082 1027-1556 1596-362 434-758 855-1015 1358-237 464-412 949-547 1464-145 557-362 1106-361 1676 1 572 109 1136 389 1676 217 417 413 837 591 1265 155 373 281 770 529 1085 342 435 699 854 1066 1270 258 293 546 552 793 853 343 418 717 811 1069 1221 278 324 570 647 943 862 357 206 657 529 1085 597l319 96">
          <text:p/>
        </draw:path>
        <draw:frame draw:style-name="gr5" draw:text-style-name="P3" draw:layer="layout" svg:width="4.2cm" svg:height="2.3cm" svg:x="2.1cm" svg:y="1.9cm">
          <draw:text-box>
            <text:p>进程空间</text:p>
          </draw:text-box>
        </draw:frame>
        <draw:custom-shape draw:style-name="gr6" draw:text-style-name="P1" draw:layer="layout" svg:width="3.5cm" svg:height="11.8cm" svg:x="5.4cm" svg:y="5.3cm">
          <text:p/>
          <draw:enhanced-geometry svg:viewBox="0 0 21600 21600" draw:type="rectangle" draw:enhanced-path="M 0 0 L 21600 0 21600 21600 0 21600 0 0 Z N"/>
        </draw:custom-shape>
        <draw:frame draw:style-name="gr7" draw:text-style-name="P3" draw:layer="layout" svg:width="3.5cm" svg:height="1.17cm" svg:x="5.4cm" svg:y="4.3cm">
          <draw:text-box>
            <text:p>进程</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6-26T16:41:17.518525225</meta:creation-date>
    <dc:date>2022-06-26T16:48:39.435293234</dc:date>
    <meta:editing-duration>PT7M21S</meta:editing-duration>
    <meta:editing-cycles>5</meta:editing-cycles>
    <meta:generator>LibreOffice/6.0.7.3$Linux_X86_64 LibreOffice_project/00m0$Build-3</meta:generator>
    <meta:document-statistic meta:object-count="31"/>
  </office:meta>
</office:document-meta>
</file>